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bg" fo:country="BG" fo:font-weight="normal" officeooo:rsid="0012890e" officeooo:paragraph-rsid="001b9c2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bg" fo:country="BG" fo:font-weight="normal" officeooo:rsid="00078138" officeooo:paragraph-rsid="001b9c2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bg" fo:country="BG" fo:font-weight="normal" officeooo:rsid="000bf01e" officeooo:paragraph-rsid="001b9c2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bg" fo:country="BG" fo:font-weight="normal" officeooo:rsid="0024dbed" officeooo:paragraph-rsid="001b9c2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bg" fo:country="BG" fo:font-weight="normal" officeooo:rsid="0025823c" officeooo:paragraph-rsid="001b9c2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bg" fo:country="BG" fo:font-weight="normal" officeooo:rsid="001b361c" officeooo:paragraph-rsid="001b9c2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bg" fo:country="BG" fo:font-weight="normal" officeooo:rsid="000a2557" officeooo:paragraph-rsid="001b9c2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bg" fo:country="BG" fo:font-weight="normal" officeooo:rsid="00080a9e" officeooo:paragraph-rsid="001b9c2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bg" fo:country="BG" fo:font-weight="normal" officeooo:rsid="001f846a" officeooo:paragraph-rsid="001b9c2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bg" fo:country="BG" fo:font-weight="normal" officeooo:rsid="0029fc55" officeooo:paragraph-rsid="001b9c2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bg" fo:country="BG" fo:font-weight="normal" officeooo:rsid="002ad428" officeooo:paragraph-rsid="001b9c2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bg" fo:country="BG" fo:font-weight="normal" officeooo:rsid="001b9c2d" officeooo:paragraph-rsid="001b9c2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bg" fo:country="BG" fo:font-weight="normal" officeooo:rsid="001c3b87" officeooo:paragraph-rsid="001c3b8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bg" fo:country="BG" fo:font-weight="normal" officeooo:rsid="001c3b87" officeooo:paragraph-rsid="001cf91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bg" fo:country="BG" fo:font-weight="normal" officeooo:rsid="001cf91e" officeooo:paragraph-rsid="001cf91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bg" fo:country="BG" fo:font-weight="normal" officeooo:rsid="001d2a02" officeooo:paragraph-rsid="001d2a0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6pt" fo:font-weight="bold" officeooo:rsid="000760a0" officeooo:paragraph-rsid="001b9c2d" style:font-size-asian="26pt" style:font-weight-asian="bold" style:font-size-complex="2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rsid="000760a0" officeooo:paragraph-rsid="001b9c2d" style:font-size-asian="20pt" style:font-weight-asian="bold" style:font-size-complex="20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language="bg" fo:country="BG" fo:font-weight="normal" officeooo:rsid="0012890e" officeooo:paragraph-rsid="001b9c2d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language="bg" fo:country="BG" fo:font-weight="normal" officeooo:rsid="0012890e" officeooo:paragraph-rsid="001b9c2d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language="bg" fo:country="BG" fo:font-weight="normal" officeooo:rsid="001a4758" officeooo:paragraph-rsid="001b9c2d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language="bg" fo:country="BG" fo:font-weight="normal" officeooo:rsid="001b9c2d" officeooo:paragraph-rsid="001b9c2d" style:font-size-asian="10.5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fo:language="bg" fo:country="BG" fo:font-weight="normal" officeooo:rsid="001b9c2d" officeooo:paragraph-rsid="001b9c2d" style:font-size-asian="10.5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2pt" fo:language="bg" fo:country="BG" fo:font-weight="normal" officeooo:rsid="001b9c2d" officeooo:paragraph-rsid="001b9c2d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fo:language="bg" fo:country="BG" fo:font-weight="normal" officeooo:rsid="0025823c" officeooo:paragraph-rsid="001b9c2d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fo:language="bg" fo:country="BG" fo:font-weight="normal" officeooo:rsid="001c3b87" officeooo:paragraph-rsid="001c3b87" style:font-size-asian="10.5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fo:font-size="12pt" fo:language="bg" fo:country="BG" fo:font-weight="normal" officeooo:rsid="001c3b87" officeooo:paragraph-rsid="001c3b87" style:font-size-asian="10.5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fo:font-size="12pt" fo:language="bg" fo:country="BG" fo:font-weight="normal" officeooo:rsid="001c3b87" officeooo:paragraph-rsid="001cf91e" style:font-size-asian="10.5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2pt" fo:language="bg" fo:country="BG" fo:font-weight="normal" officeooo:rsid="001b361c" officeooo:paragraph-rsid="001b9c2d" style:font-size-asian="10.5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fo:language="bg" fo:country="BG" fo:font-weight="normal" officeooo:rsid="00078138" officeooo:paragraph-rsid="001b9c2d" style:font-size-asian="10.5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2pt" fo:language="bg" fo:country="BG" fo:font-weight="normal" officeooo:rsid="00080a9e" officeooo:paragraph-rsid="001b9c2d" style:font-size-asian="10.5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fo:font-size="12pt" fo:language="bg" fo:country="BG" fo:font-weight="normal" officeooo:rsid="00080a9e" officeooo:paragraph-rsid="001b9c2d" style:font-size-asian="10.5pt" style:font-weight-asian="normal" style:font-size-complex="12pt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fo:font-size="12pt" fo:language="bg" fo:country="BG" fo:font-weight="normal" officeooo:rsid="001cf91e" officeooo:paragraph-rsid="001cf91e" style:font-size-asian="10.5pt" style:font-weight-asian="normal" style:font-size-complex="12pt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fo:font-size="12pt" fo:language="bg" fo:country="BG" fo:font-weight="normal" officeooo:rsid="001d2a02" officeooo:paragraph-rsid="001d2a02" style:font-size-asian="10.5pt" style:font-weight-asian="normal" style:font-size-complex="12pt" style:font-weight-complex="normal"/>
    </style:style>
    <style:style style:name="P35" style:family="paragraph" style:parent-style-name="Standard" style:list-style-name="L9">
      <style:paragraph-properties fo:text-align="start" style:justify-single-word="false"/>
      <style:text-properties fo:font-size="12pt" fo:language="bg" fo:country="BG" fo:font-weight="normal" officeooo:rsid="0032bcd5" officeooo:paragraph-rsid="001b9c2d" style:font-size-asian="10.5pt" style:font-weight-asian="normal" style:font-size-complex="12pt" style:font-weight-complex="normal"/>
    </style:style>
    <style:style style:name="P36" style:family="paragraph" style:parent-style-name="Standard" style:list-style-name="L10">
      <style:paragraph-properties fo:text-align="start" style:justify-single-word="false"/>
      <style:text-properties fo:font-size="12pt" fo:language="bg" fo:country="BG" fo:font-weight="normal" officeooo:rsid="003145f3" officeooo:paragraph-rsid="001b9c2d" style:font-size-asian="10.5pt" style:font-weight-asian="normal" style:font-size-complex="12pt" style:font-weight-complex="normal"/>
    </style:style>
    <style:style style:name="P37" style:family="paragraph" style:parent-style-name="Standard" style:list-style-name="L8">
      <style:paragraph-properties fo:text-align="start" style:justify-single-word="false"/>
      <style:text-properties fo:font-size="12pt" fo:language="bg" fo:country="BG" fo:font-weight="normal" officeooo:rsid="002615b7" officeooo:paragraph-rsid="002615b7" style:font-size-asian="10.5pt" style:font-weight-asian="normal" style:font-size-complex="12pt" style:font-weight-complex="normal"/>
    </style:style>
    <style:style style:name="P38" style:family="paragraph" style:parent-style-name="Standard" style:list-style-name="L8">
      <style:paragraph-properties fo:text-align="start" style:justify-single-word="false"/>
      <style:text-properties fo:font-size="12pt" fo:language="bg" fo:country="BG" fo:font-weight="normal" officeooo:rsid="002713b8" officeooo:paragraph-rsid="002713b8" style:font-size-asian="10.5pt" style:font-weight-asian="normal" style:font-size-complex="12pt" style:font-weight-complex="normal"/>
    </style:style>
    <style:style style:name="T1" style:family="text">
      <style:text-properties officeooo:rsid="003ea0ba"/>
    </style:style>
    <style:style style:name="T2" style:family="text">
      <style:text-properties officeooo:rsid="003397ea"/>
    </style:style>
    <style:style style:name="T3" style:family="text">
      <style:text-properties officeooo:rsid="0032bcd5"/>
    </style:style>
    <style:style style:name="T4" style:family="text">
      <style:text-properties officeooo:rsid="002c5d39"/>
    </style:style>
    <style:style style:name="T5" style:family="text">
      <style:text-properties officeooo:rsid="002f73e4"/>
    </style:style>
    <style:style style:name="T6" style:family="text">
      <style:text-properties officeooo:rsid="0036fdad"/>
    </style:style>
    <style:style style:name="T7" style:family="text">
      <style:text-properties officeooo:rsid="0031cab8"/>
    </style:style>
    <style:style style:name="T8" style:family="text">
      <style:text-properties officeooo:rsid="001b9c2d"/>
    </style:style>
    <style:style style:name="T9" style:family="text">
      <style:text-properties officeooo:rsid="001c03ed"/>
    </style:style>
    <style:style style:name="T10" style:family="text">
      <style:text-properties officeooo:rsid="001cf91e"/>
    </style:style>
    <style:style style:name="T11" style:family="text">
      <style:text-properties officeooo:rsid="00205387"/>
    </style:style>
    <style:style style:name="T12" style:family="text">
      <style:text-properties officeooo:rsid="0022121d"/>
    </style:style>
    <style:style style:name="T13" style:family="text">
      <style:text-properties officeooo:rsid="0023b8cb"/>
    </style:style>
    <style:style style:name="T14" style:family="text">
      <style:text-properties officeooo:rsid="00257967"/>
    </style:style>
    <style:style style:name="T15" style:family="text">
      <style:text-properties officeooo:rsid="002713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TTalents Training Camp Season <text:span text:style-name="T1">7</text:span></text:p>
      <text:p text:style-name="P17"/>
      <text:p text:style-name="P18">Test 2</text:p>
      <text:p text:style-name="P18">Object-oriented programming,</text:p>
      <text:p text:style-name="P18">Collections</text:p>
      <text:p text:style-name="P18"/>
      <text:p text:style-name="P2">Реализирайте структура от класове, която да представлява работата на <text:span text:style-name="T8">сладкарница в София.</text:span></text:p>
      <text:p text:style-name="P2"/>
      <text:p text:style-name="P1"><text:span text:style-name="T8">Сладкарницата</text:span> съдържа следните характеристики:</text:p>
      <text:list xml:id="list3438170695410012483" text:style-name="L1">
        <text:list-item>
          <text:p text:style-name="P19">наименование;</text:p>
        </text:list-item>
        <text:list-item>
          <text:p text:style-name="P19">адрес;</text:p>
        </text:list-item>
        <text:list-item>
          <text:p text:style-name="P19">телефон за контакти;</text:p>
        </text:list-item>
      </text:list>
      <text:p text:style-name="P3"/>
      <text:p text:style-name="P1">В <text:span text:style-name="T8">сладкарницата</text:span> работят <text:span text:style-name="T8">доставчици</text:span>, които отговарят за <text:span text:style-name="T8">доставката на торти.</text:span></text:p>
      <text:p text:style-name="P1"/>
      <text:p text:style-name="P1">Всеки <text:span text:style-name="T8">доставчик съдържа:</text:span></text:p>
      <text:list xml:id="list2331042245530515487" text:style-name="L2">
        <text:list-item>
          <text:p text:style-name="P20">име;</text:p>
        </text:list-item>
        <text:list-item>
          <text:p text:style-name="P20">телефонен номер;</text:p>
        </text:list-item>
        <text:list-item>
          <text:p text:style-name="P21">списък с <text:span text:style-name="T2">неповтарящи се поръчки, които трябва да разпрати.</text:span></text:p>
        </text:list-item>
      </text:list>
      <text:p text:style-name="P4"/>
      <text:p text:style-name="P5">Вс<text:span text:style-name="T14">я</text:span>к<text:span text:style-name="T14">а</text:span> <text:span text:style-name="T8">поръчка</text:span> има следните характеристики:</text:p>
      <text:list xml:id="list7817171269036358553" text:style-name="L3">
        <text:list-item>
          <text:p text:style-name="P22">клиент;</text:p>
        </text:list-item>
        <text:list-item>
          <text:p text:style-name="P25"><text:span text:style-name="T8">цена</text:span>;</text:p>
        </text:list-item>
        <text:list-item>
          <text:p text:style-name="P25"><text:span text:style-name="T8">адрес за доставка</text:span>;</text:p>
        </text:list-item>
        <text:list-item>
          <text:p text:style-name="P26">списък с торти, които са поръчани;</text:p>
        </text:list-item>
        <text:list-item>
          <text:p text:style-name="P22">дата и час на доставката.</text:p>
        </text:list-item>
      </text:list>
      <text:p text:style-name="P1"/>
      <text:p text:style-name="P6">Всеки клиент има следните характеристики:</text:p>
      <text:list xml:id="list1391817736217257671" text:style-name="L4">
        <text:list-item>
          <text:p text:style-name="P29">име;</text:p>
        </text:list-item>
        <text:list-item>
          <text:p text:style-name="P29">телефонен номер;</text:p>
        </text:list-item>
      </text:list>
      <text:p text:style-name="P6"/>
      <text:p text:style-name="P6">Клиентите биват <text:span text:style-name="T8">корпоративни и частни.</text:span></text:p>
      <text:p text:style-name="P12">Корпоративните имат 10% отстъпка от всички продукти.</text:p>
      <text:p text:style-name="P12">Частните клиенти имат ваучери за покупка на торти на стойност <text:span text:style-name="T11">между 10 и 30</text:span> лв. Всеки частен клиент разполага с между един и четири ваучера. </text:p>
      <text:p text:style-name="P7"/>
      <text:p text:style-name="P3"><text:span text:style-name="T8">Сладкарницата</text:span> разполага с каталог с <text:span text:style-name="T8">торти</text:span>, който съдържа всички <text:span text:style-name="T8">торти, които се предлагат.</text:span></text:p>
      <text:p text:style-name="P3"/>
      <text:p text:style-name="P2">Вс<text:span text:style-name="T8">я</text:span>к<text:span text:style-name="T8">а</text:span> <text:span text:style-name="T8">торта</text:span> съдържа следните характеристики:</text:p>
      <text:list xml:id="list8298534858304130540" text:style-name="L5">
        <text:list-item>
          <text:p text:style-name="P30"><text:span text:style-name="T8">наименование</text:span>;</text:p>
        </text:list-item>
        <text:list-item>
          <text:p text:style-name="P31"><text:span text:style-name="T8">описание</text:span>;</text:p>
        </text:list-item>
        <text:list-item>
          <text:p text:style-name="P23">цена;</text:p>
        </text:list-item>
        <text:list-item>
          <text:p text:style-name="P23">брой парчета;</text:p>
        </text:list-item>
        <text:list-item>
          <text:p text:style-name="P23">тип торта (описани по-долу);</text:p>
        </text:list-item>
        <text:list-item>
          <text:p text:style-name="P23">вид торта (описани по-долу).</text:p>
        </text:list-item>
      </text:list>
      <text:p text:style-name="P2"/>
      <text:p text:style-name="P2"/>
      <text:p text:style-name="P2"><text:soft-page-break/></text:p>
      <text:p text:style-name="P8"><text:span text:style-name="T8">Тортите</text:span> биват: </text:p>
      <text:list xml:id="list2513469924793390213" text:style-name="L6">
        <text:list-item>
          <text:p text:style-name="P24">стандартна торта (<text:span text:style-name="T9">бисквитена, еклерова, плодова и шоколадова</text:span>); </text:p>
        </text:list-item>
        <text:list-item>
          <text:p text:style-name="P32"><text:span text:style-name="T8">сватбена торта (голяма, малка и средна)</text:span>;</text:p>
        </text:list-item>
        <text:list-item>
          <text:p text:style-name="P24">специална торта (юбилейна, фирмена и рекламна);</text:p>
        </text:list-item>
        <text:list-item>
          <text:p text:style-name="P24">детска торта <text:span text:style-name="T9">(за рожден ден, за кръщене и за прощапулник)</text:span>.</text:p>
        </text:list-item>
      </text:list>
      <text:p text:style-name="P12"/>
      <text:p text:style-name="P13">Стандартната торта може да бъде сиропирана или не.</text:p>
      <text:p text:style-name="P13">Сватбената торта съдържа информация за <text:span text:style-name="T12">това на колко етажа е</text:span>.</text:p>
      <text:p text:style-name="P13">Специалната торта пази в себе си името на събитието за което е създадена.</text:p>
      <text:p text:style-name="P13">Детската торта пази името на детето, за което е правена.</text:p>
      <text:p text:style-name="P7"/>
      <text:p text:style-name="P13">Тортите са категоризирани по вид (стандартна, сватбена, специална и детска), като за всеки вид във витрините се съдържат подредени по тип, а за всеки тип може да има няколко торти в наличност. Стандартните и специалните торти са подредени по цена, в низходящ ред, а сватбените и детските – по брой парчета.</text:p>
      <text:p text:style-name="P3"/>
      <text:p text:style-name="P13"/>
      <text:p text:style-name="P9">Всеки клиент може да изпълнява следните действия:</text:p>
      <text:p text:style-name="P9"/>
      <text:list xml:id="list8912372712019996615" text:style-name="L7">
        <text:list-item>
          <text:p text:style-name="P27">Ако е корпоративен – да поръча произволен брой (между три и пет) торти от произволен вид и тип. В такъв случай се създава поръчка, в която влизат необходимите торти (ако са налични), като също така се причислява доставчик на произволен принцип, който да занесе тортите. От цената на поръчката се приспадат <text:s/>процентът отстъпка на корпоративният клиент. Отстъпките биват произволни между 5% и 15%. <text:span text:style-name="T10">Доставчикът занася поръчката, при което клиентът му заплаща дължимата сума заедно с 5% бакшиш. Сумата влиза в касата на сладкарницата, а бакшишът остава за доставчика.</text:span></text:p>
        </text:list-item>
        <text:list-item>
          <text:p text:style-name="P28">Ако е ч<text:span text:style-name="T10">астен – да прави поръчка за произволен брой (между една и три) торти от произволен вид и тип, като предоставя всичките си ваучери за отстъпка (колкото има). </text:span>В такъв случай се създава поръчка, в която влизат необходимите торти (ако са налични), като също така се причислява доставчик на произволен принцип, който да занесе тортите. От цената на поръчката се приспадат <text:span text:style-name="T10">парите от ваучерите според техния брой и стойност. Доставчикът занася поръчката, при което клиентът му заплаща дължимата сума заедно с 2% бакшиш. Сумата влиза в касата на сладкарницата, а бакшишът остава за доставчика.</text:span></text:p>
        </text:list-item>
      </text:list>
      <text:p text:style-name="P14"/>
      <text:p text:style-name="P15">Да се реализира демо, в което:</text:p>
      <text:p text:style-name="P15"/>
      <text:list xml:id="list3125776784490206765" text:style-name="L8">
        <text:list-item>
          <text:p text:style-name="P33">Да се създаде сладкарница „Сладки таланти“ с пет доставчика с произволни имена.</text:p>
        </text:list-item>
        <text:list-item>
          <text:p text:style-name="P33">Да се създадат 30 торти с произволни типове и видове, като е възможно от един тип и от един вид да има повече от една торти. Всяка торта има 25% процента шанс да бъде от един от четирите описани вида. </text:p>
        </text:list-item>
        <text:list-item>
          <text:p text:style-name="P33">Да се създадат десет клиента – пет корпоративни и пет частни с произволни имена и съответните им отстъпки и ваучери.</text:p>
        </text:list-item>
        <text:list-item>
          <text:p text:style-name="P33">Всеки клиент да направи поръчка на торти и те да му бъдат доставени.</text:p>
        </text:list-item>
        <text:list-item>
          <text:p text:style-name="P33">Да се изведе на екрана наличността на торти, разписана по видове и типове, преди и след поръчките.</text:p>
        </text:list-item>
        <text:list-item>
          <text:p text:style-name="P33">Да се изпише общата сума, получена от сладкарницата, след поръчка на тортите.</text:p>
        </text:list-item>
        <text:list-item>
          <text:p text:style-name="P33">Да се изведе списък с всички доставчици на сладкарницата, сортиран по големина на техните бакшиши, като подредбата е от най-богатия към този с най-малко бакшиши.</text:p>
        </text:list-item>
        <text:list-item>
          <text:p text:style-name="P34">Да се изведе вида торти, който най-често се е продавал.</text:p>
        </text:list-item>
        <text:list-item>
          <text:p text:style-name="P37"><text:soft-page-break/>Да се изведе доставчика, направил най-много поръчки.</text:p>
        </text:list-item>
        <text:list-item>
          <text:p text:style-name="P38">Да се изведе клиентът, който е заплатил най-голяма сума за тортички.</text:p>
        </text:list-item>
      </text:list>
      <text:p text:style-name="P16"/>
      <text:p text:style-name="P10"/>
      <text:p text:style-name="P11">Оценяване:</text:p>
      <text:p text:style-name="P11">Реализирането на класовите структури, декларирането на променливите и методите във всеки клас – <text:span text:style-name="T3">15</text:span> точки.</text:p>
      <text:p text:style-name="P11">Реализирането на всички връзки между класовете, абстракция, капсулация и наследяване – <text:span text:style-name="T4">1</text:span>5 точки.</text:p>
      <text:p text:style-name="P11">Използването на правилните колекции –<text:span text:style-name="T3">15 </text:span>точки.</text:p>
      <text:p text:style-name="P11">Реализирането на <text:span text:style-name="T5">методите, обслужващи демото:</text:span></text:p>
      <text:list xml:id="list2691968196244094905" text:style-name="L9">
        <text:list-item>
          <text:p text:style-name="P35">за точка <text:span text:style-name="T13">4</text:span> от демото – 1<text:span text:style-name="T15">0</text:span> точки;</text:p>
        </text:list-item>
      </text:list>
      <text:list xml:id="list3990558382004270508" text:style-name="L10">
        <text:list-item>
          <text:p text:style-name="P36">за всяка <text:span text:style-name="T6">от останалите </text:span>точк<text:span text:style-name="T6">и</text:span> от демото – по 5 точки. <text:span text:style-name="T7">(общо 45 точки)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35S</meta:editing-duration>
    <meta:editing-cycles>14</meta:editing-cycles>
    <meta:generator>LibreOffice/5.0.3.2$Windows_x86 LibreOffice_project/e5f16313668ac592c1bfb310f4390624e3dbfb75</meta:generator>
    <dc:date>2017-02-21T08:54:50.088000000</dc:date>
    <dc:creator>Krasimir Stoev</dc:creator>
    <meta:document-statistic meta:table-count="0" meta:image-count="0" meta:object-count="0" meta:page-count="3" meta:paragraph-count="65" meta:word-count="730" meta:character-count="4514" meta:non-whitespace-character-count="3873"/>
    <meta:user-defined meta:name="Info 1"/>
    <meta:user-defined meta:name="Info 2"/>
    <meta:user-defined meta:name="Info 3"/>
    <meta:user-defined meta:name="Info 4"/>
  </office:meta>
</office:document-meta>
</file>